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455cm" fo:margin-left="-0.106cm" fo:margin-top="0cm" fo:margin-bottom="0cm" table:align="left"/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2.256cm"/>
    </style:style>
    <style:style style:name="Таблица1.F" style:family="table-column">
      <style:table-column-properties style:column-width="2.26cm"/>
    </style:style>
    <style:style style:name="Таблица1.H" style:family="table-column">
      <style:table-column-properties style:column-width="2.254cm"/>
    </style:style>
    <style:style style:name="Таблица1.1" style:family="table-row">
      <style:table-row-properties style:min-row-height="0.741cm" fo:keep-together="auto"/>
    </style:style>
    <style:style style:name="Таблица1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1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1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4" style:family="table">
      <style:table-properties style:width="17.387cm" fo:margin-left="-0.115cm" fo:margin-top="0cm" fo:margin-bottom="0cm" table:align="left" style:writing-mode="lr-tb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2.242cm"/>
    </style:style>
    <style:style style:name="Таблица4.1" style:family="table-row">
      <style:table-row-properties style:min-row-height="0.741cm" fo:keep-together="auto"/>
    </style:style>
    <style:style style:name="Таблица4.A1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Таблица4.H1" style:family="table-cell">
      <style:table-cell-properties style:vertical-align="middle" fo:background-color="#eeeeee" fo:padding-left="0.123cm" fo:padding-right="0.123cm" fo:padding-top="0cm" fo:padding-bottom="0cm" fo:border="0.5pt solid #808080" style:writing-mode="lr-tb">
        <style:background-image/>
      </style:table-cell-properties>
    </style:style>
    <style:style style:name="Таблица4.A2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2" style:family="table-cell">
      <style:table-cell-properties style:vertical-align="middle" fo:background-color="#e7fab9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2" style:family="table-cell">
      <style:table-cell-properties style:vertical-align="middle" fo:background-color="#f6ffc9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2" style:family="table-cell">
      <style:table-cell-properties style:vertical-align="middle" fo:background-color="#e7fab9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C4" style:family="table-cell">
      <style:table-cell-properties style:vertical-align="middle" fo:background-color="#fff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5" style:family="table-cell">
      <style:table-cell-properties style:vertical-align="middle" fo:background-color="#ffff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E6" style:family="table-cell">
      <style:table-cell-properties style:vertical-align="middle" fo:background-color="#ffd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6" style:family="table-cell">
      <style:table-cell-properties style:vertical-align="middle" fo:background-color="#fff5c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6" style:family="table-cell">
      <style:table-cell-properties style:vertical-align="middle" fo:background-color="#fff5ce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B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9" style:family="table-cell">
      <style:table-cell-properties style:vertical-align="middle" fo:background-color="#ffd7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9" style:family="table-cell">
      <style:table-cell-properties style:vertical-align="middle" fo:background-color="#ffd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9" style:family="table-cell">
      <style:table-cell-properties style:vertical-align="middle" fo:background-color="#ffe0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9" style:family="table-cell">
      <style:table-cell-properties style:vertical-align="middle" fo:background-color="#ffe2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2" style:family="table">
      <style:table-properties style:width="17.455cm" fo:margin-left="-0.106cm" fo:margin-top="0cm" fo:margin-bottom="0cm" table:align="left"/>
    </style:style>
    <style:style style:name="Таблица2.A" style:family="table-column">
      <style:table-column-properties style:column-width="1.655cm"/>
    </style:style>
    <style:style style:name="Таблица2.B" style:family="table-column">
      <style:table-column-properties style:column-width="2.258cm"/>
    </style:style>
    <style:style style:name="Таблица2.C" style:family="table-column">
      <style:table-column-properties style:column-width="2.256cm"/>
    </style:style>
    <style:style style:name="Таблица2.F" style:family="table-column">
      <style:table-column-properties style:column-width="2.26cm"/>
    </style:style>
    <style:style style:name="Таблица2.H" style:family="table-column">
      <style:table-column-properties style:column-width="2.254cm"/>
    </style:style>
    <style:style style:name="Таблица2.1" style:family="table-row">
      <style:table-row-properties style:min-row-height="0.741cm" fo:keep-together="auto"/>
    </style:style>
    <style:style style:name="Таблица2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2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2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2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2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2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fo:language="en" fo:country="US" style:font-size-asian="10pt" style:font-size-complex="10pt"/>
    </style:style>
    <style:style style:name="P2" style:family="paragraph" style:parent-style-name="Standard">
      <style:paragraph-properties fo:margin-top="0.199cm" fo:margin-bottom="0.199cm" style:contextual-spacing="false" fo:text-align="center" style:justify-single-word="false">
        <style:tab-stops/>
      </style:paragraph-properties>
      <style:text-properties fo:language="en" fo:country="US"/>
    </style:style>
    <style:style style:name="P3" style:family="paragraph" style:parent-style-name="Text_20_body">
      <style:paragraph-properties fo:margin-top="0.199cm" fo:margin-bottom="0.101cm" style:contextual-spacing="false" fo:text-align="center" style:justify-single-word="false"/>
      <style:text-properties style:font-name="Noto Sans" fo:font-size="16pt" fo:language="en" fo:country="US" fo:font-weight="bold" officeooo:rsid="0003cebe" officeooo:paragraph-rsid="0003cebe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Noto Sans" fo:font-size="16pt" fo:language="en" fo:country="US" fo:font-weight="bold" officeooo:paragraph-rsid="0003cebe" style:font-size-asian="16pt" style:font-weight-asian="bold" style:font-size-complex="16pt" style:font-weight-complex="normal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Noto Sans" fo:font-size="10pt" fo:language="en" fo:country="US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Noto Sans" fo:font-size="10pt" fo:language="en" fo:country="US" fo:font-weight="bold" style:font-size-asian="10pt" style:language-asian="bg" style:country-asian="BG" style:font-weight-asian="bold" style:font-name-complex="Noto Mono3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style:font-name="Noto Mono2" fo:font-size="9pt" fo:language="en" fo:country="US" style:font-size-asian="9pt" style:language-asian="bg" style:country-asian="BG" style:font-name-complex="Noto Mono3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c9211e" loext:opacity="100%" style:font-name="Noto Mono2" fo:font-size="9pt" fo:language="en" fo:country="US" style:font-size-asian="9pt" style:language-asian="bg" style:country-asian="BG" style:font-name-complex="Noto Mono3" style:font-size-complex="9pt"/>
    </style:style>
    <style:style style:name="P9" style:family="paragraph" style:parent-style-name="Title" style:master-page-name="">
      <loext:graphic-properties draw:fill="none"/>
      <style:paragraph-properties fo:margin-left="0cm" fo:margin-right="0cm" fo:margin-top="0.3cm" fo:margin-bottom="0.3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Noto Sans Light" fo:font-size="24pt" fo:language="en" fo:country="US" fo:font-weight="normal" officeooo:paragraph-rsid="0002be9c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language="en" fo:country="US" officeooo:rsid="000e85b6" officeooo:paragraph-rsid="000e85b6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language="en" fo:country="US" officeooo:paragraph-rsid="000e85b6"/>
    </style:style>
    <style:style style:name="P15" style:family="paragraph" style:parent-style-name="Standard">
      <style:text-properties fo:language="en" fo:country="US" officeooo:paragraph-rsid="000c8db8"/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paragraph-rsid="000e85b6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paragraph-rsid="00112632"/>
    </style:style>
    <style:style style:name="P19" style:family="paragraph" style:parent-style-name="Standard">
      <style:paragraph-properties fo:text-align="center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Standard">
      <style:text-properties officeooo:paragraph-rsid="000e85b6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style:font-name="Noto Mono2" fo:font-size="9pt" fo:language="en" fo:country="US" officeooo:paragraph-rsid="000e85b6" style:font-size-asian="9pt" style:language-asian="bg" style:country-asian="BG" style:font-name-complex="Noto Mono3" style:font-size-complex="9pt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officeooo:paragraph-rsid="000e85b6" style:font-size-asian="10pt" style:font-size-complex="10pt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officeooo:paragraph-rsid="00112632" style:font-size-asian="10pt" style:font-size-complex="10pt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style:font-name="Noto Mono1" fo:font-size="10pt" fo:language="en" fo:country="US" officeooo:paragraph-rsid="000e85b6" style:font-size-asian="10pt" style:font-size-complex="10pt"/>
    </style:style>
    <style:style style:name="P28" style:family="paragraph" style:parent-style-name="Standard">
      <style:text-properties officeooo:paragraph-rsid="00112632"/>
    </style:style>
    <style:style style:name="T1" style:family="text">
      <style:text-properties officeooo:rsid="0017f51d"/>
    </style:style>
    <style:style style:name="T2" style:family="text">
      <style:text-properties officeooo:rsid="0002be9c"/>
    </style:style>
    <style:style style:name="T3" style:family="text">
      <style:text-properties style:font-name="Noto Sans" fo:font-size="16pt" fo:font-weight="bold" style:font-size-asian="16pt" style:font-weight-asian="bold" style:font-size-complex="16pt"/>
    </style:style>
    <style:style style:name="T4" style:family="text">
      <style:text-properties style:font-name="Noto Sans" fo:font-size="16pt" fo:font-weight="bold" officeooo:rsid="0005b603" style:font-size-asian="16pt" style:font-weight-asian="bold" style:font-size-complex="16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c8db8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0c8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egration <text:span text:style-name="T1">T</text:span>est <text:span text:style-name="T2">Results</text:span></text:p>
      <text:p text:style-name="P4">Result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B"/>
        <table:table-column table:style-name="Таблица1.H"/>
        <table:table-row table:style-name="Таблица1.1">
          <table:table-cell table:style-name="Таблица1.A1" office:value-type="string">
            <text:p text:style-name="P5">Method</text:p>
          </table:table-cell>
          <table:table-cell table:style-name="Таблица1.A1" office:value-type="string">
            <text:p text:style-name="P5"><text:s/>Romberg</text:p>
          </table:table-cell>
          <table:table-cell table:style-name="Таблица1.A1" office:value-type="string">
            <text:p text:style-name="P5"><text:s/>Simpson</text:p>
          </table:table-cell>
          <table:table-cell table:style-name="Таблица1.A1" office:value-type="string">
            <text:p text:style-name="P5"><text:s/>Lobatto</text:p>
          </table:table-cell>
          <table:table-cell table:style-name="Таблица1.A1" office:value-type="string">
            <text:p text:style-name="P5"><text:s/>TanhSinh</text:p>
          </table:table-cell>
          <table:table-cell table:style-name="Таблица1.A1" office:value-type="string">
            <text:p text:style-name="P5"><text:s/>G7K15</text:p>
          </table:table-cell>
          <table:table-cell table:style-name="Таблица1.A1" office:value-type="string">
            <text:p text:style-name="P5"><text:s/>G15K31</text:p>
          </table:table-cell>
          <table:table-cell table:style-name="Таблица1.H1" office:value-type="string">
            <text:p text:style-name="P5"><text:s/>G30K61</text:p>
          </table:table-cell>
        </table:table-row>
        <table:table-row table:style-name="Таблица1.1">
          <table:table-cell table:style-name="Таблица1.A2" office:value-type="string">
            <text:p text:style-name="P5">f1</text:p>
          </table:table-cell>
          <table:table-cell table:style-name="Таблица1.B2" office:value-type="string">
            <text:p text:style-name="P23">2,3504</text:p>
          </table:table-cell>
          <table:table-cell table:style-name="Таблица1.C2" office:value-type="string">
            <text:p text:style-name="P23">2,3504</text:p>
          </table:table-cell>
          <table:table-cell table:style-name="Таблица1.D2" office:value-type="string">
            <text:p text:style-name="P23">2,3504</text:p>
          </table:table-cell>
          <table:table-cell table:style-name="Таблица1.E2" office:value-type="string">
            <text:p text:style-name="P23">2,3504</text:p>
          </table:table-cell>
          <table:table-cell table:style-name="Таблица1.F2" office:value-type="string">
            <text:p text:style-name="P23">2,3504</text:p>
          </table:table-cell>
          <table:table-cell table:style-name="Таблица1.G2" office:value-type="string">
            <text:p text:style-name="P23">2,3504</text:p>
          </table:table-cell>
          <table:table-cell table:style-name="Таблица1.H2" office:value-type="string">
            <text:p text:style-name="P23">2,3504</text:p>
          </table:table-cell>
        </table:table-row>
        <table:table-row table:style-name="Таблица1.1">
          <table:table-cell table:style-name="Таблица1.A2" office:value-type="string">
            <text:p text:style-name="P5">f2</text:p>
          </table:table-cell>
          <table:table-cell table:style-name="Таблица1.B3" office:value-type="string">
            <text:p text:style-name="P23">1,6829</text:p>
          </table:table-cell>
          <table:table-cell table:style-name="Таблица1.C3" office:value-type="string">
            <text:p text:style-name="P23">1,6829</text:p>
          </table:table-cell>
          <table:table-cell table:style-name="Таблица1.D3" office:value-type="string">
            <text:p text:style-name="P23">1,6829</text:p>
          </table:table-cell>
          <table:table-cell table:style-name="Таблица1.E3" office:value-type="string">
            <text:p text:style-name="P23">1,6829</text:p>
          </table:table-cell>
          <table:table-cell table:style-name="Таблица1.F3" office:value-type="string">
            <text:p text:style-name="P23">1,6829</text:p>
          </table:table-cell>
          <table:table-cell table:style-name="Таблица1.G3" office:value-type="string">
            <text:p text:style-name="P23">1,6829</text:p>
          </table:table-cell>
          <table:table-cell table:style-name="Таблица1.H3" office:value-type="string">
            <text:p text:style-name="P23">1,6829</text:p>
          </table:table-cell>
        </table:table-row>
        <table:table-row table:style-name="Таблица1.1">
          <table:table-cell table:style-name="Таблица1.A2" office:value-type="string">
            <text:p text:style-name="P5">f3</text:p>
          </table:table-cell>
          <table:table-cell table:style-name="Таблица1.B4" office:value-type="string">
            <text:p text:style-name="P23">-2,5182</text:p>
          </table:table-cell>
          <table:table-cell table:style-name="Таблица1.C4" office:value-type="string">
            <text:p text:style-name="P23">-2,5182</text:p>
          </table:table-cell>
          <table:table-cell table:style-name="Таблица1.D4" office:value-type="string">
            <text:p text:style-name="P23">-2,5182</text:p>
          </table:table-cell>
          <table:table-cell table:style-name="Таблица1.E4" office:value-type="string">
            <text:p text:style-name="P23">-2,5182</text:p>
          </table:table-cell>
          <table:table-cell table:style-name="Таблица1.F4" office:value-type="string">
            <text:p text:style-name="P23">-2,5182</text:p>
          </table:table-cell>
          <table:table-cell table:style-name="Таблица1.G4" office:value-type="string">
            <text:p text:style-name="P23">-2,5182</text:p>
          </table:table-cell>
          <table:table-cell table:style-name="Таблица1.H4" office:value-type="string">
            <text:p text:style-name="P23">-2,5182</text:p>
          </table:table-cell>
        </table:table-row>
        <table:table-row table:style-name="Таблица1.1">
          <table:table-cell table:style-name="Таблица1.A2" office:value-type="string">
            <text:p text:style-name="P5">f4</text:p>
          </table:table-cell>
          <table:table-cell table:style-name="Таблица1.B5" office:value-type="string">
            <text:p text:style-name="P23">1,5708</text:p>
          </table:table-cell>
          <table:table-cell table:style-name="Таблица1.C5" office:value-type="string">
            <text:p text:style-name="P23">1,5708</text:p>
          </table:table-cell>
          <table:table-cell table:style-name="Таблица1.D5" office:value-type="string">
            <text:p text:style-name="P23">1,5708</text:p>
          </table:table-cell>
          <table:table-cell table:style-name="Таблица1.E5" office:value-type="string">
            <text:p text:style-name="P23">1,5708</text:p>
          </table:table-cell>
          <table:table-cell table:style-name="Таблица1.F5" office:value-type="string">
            <text:p text:style-name="P23">1,5709</text:p>
          </table:table-cell>
          <table:table-cell table:style-name="Таблица1.G5" office:value-type="string">
            <text:p text:style-name="P23">1,5708</text:p>
          </table:table-cell>
          <table:table-cell table:style-name="Таблица1.H5" office:value-type="string">
            <text:p text:style-name="P23">1,5708</text:p>
          </table:table-cell>
        </table:table-row>
        <table:table-row table:style-name="Таблица1.1">
          <table:table-cell table:style-name="Таблица1.A2" office:value-type="string">
            <text:p text:style-name="P5">f5</text:p>
          </table:table-cell>
          <table:table-cell table:style-name="Таблица1.B6" office:value-type="string">
            <text:p text:style-name="P23">0,7349</text:p>
          </table:table-cell>
          <table:table-cell table:style-name="Таблица1.C6" office:value-type="string">
            <text:p text:style-name="P23">0,7350</text:p>
          </table:table-cell>
          <table:table-cell table:style-name="Таблица1.D6" office:value-type="string">
            <text:p text:style-name="P23">0,7350</text:p>
          </table:table-cell>
          <table:table-cell table:style-name="Таблица1.E6" office:value-type="string">
            <text:p text:style-name="P23">0,0060</text:p>
          </table:table-cell>
          <table:table-cell table:style-name="Таблица1.F6" office:value-type="string">
            <text:p text:style-name="P23">0,7298</text:p>
          </table:table-cell>
          <table:table-cell table:style-name="Таблица1.G6" office:value-type="string">
            <text:p text:style-name="P23">0,7830</text:p>
          </table:table-cell>
          <table:table-cell table:style-name="Таблица1.H6" office:value-type="string">
            <text:p text:style-name="P23">0,7571</text:p>
          </table:table-cell>
        </table:table-row>
        <table:table-row table:style-name="Таблица1.1">
          <table:table-cell table:style-name="Таблица1.A2" office:value-type="string">
            <text:p text:style-name="P5">f6</text:p>
          </table:table-cell>
          <table:table-cell table:style-name="Таблица1.B7" office:value-type="string">
            <text:p text:style-name="P23">1,7854</text:p>
          </table:table-cell>
          <table:table-cell table:style-name="Таблица1.C7" office:value-type="string">
            <text:p text:style-name="P23">1,7854</text:p>
          </table:table-cell>
          <table:table-cell table:style-name="Таблица1.D7" office:value-type="string">
            <text:p text:style-name="P23">1,7854</text:p>
          </table:table-cell>
          <table:table-cell table:style-name="Таблица1.E7" office:value-type="string">
            <text:p text:style-name="P23">1,7854</text:p>
          </table:table-cell>
          <table:table-cell table:style-name="Таблица1.F7" office:value-type="string">
            <text:p text:style-name="P23">1,7855</text:p>
          </table:table-cell>
          <table:table-cell table:style-name="Таблица1.G7" office:value-type="string">
            <text:p text:style-name="P23">1,7854</text:p>
          </table:table-cell>
          <table:table-cell table:style-name="Таблица1.H7" office:value-type="string">
            <text:p text:style-name="P23">1,7854</text:p>
          </table:table-cell>
        </table:table-row>
        <table:table-row table:style-name="Таблица1.1">
          <table:table-cell table:style-name="Таблица1.A2" office:value-type="string">
            <text:p text:style-name="P5">f7</text:p>
          </table:table-cell>
          <table:table-cell table:style-name="Таблица1.B8" office:value-type="string">
            <text:p text:style-name="P23"><text:s/>NaN</text:p>
          </table:table-cell>
          <table:table-cell table:style-name="Таблица1.C8" office:value-type="string">
            <text:p text:style-name="P23"><text:s/>NaN</text:p>
          </table:table-cell>
          <table:table-cell table:style-name="Таблица1.D8" office:value-type="string">
            <text:p text:style-name="P23"><text:s/>?</text:p>
          </table:table-cell>
          <table:table-cell table:style-name="Таблица1.E8" office:value-type="string">
            <text:p text:style-name="P23">2,8284</text:p>
          </table:table-cell>
          <table:table-cell table:style-name="Таблица1.F8" office:value-type="string">
            <text:p text:style-name="P23">2,7638</text:p>
          </table:table-cell>
          <table:table-cell table:style-name="Таблица1.G8" office:value-type="string">
            <text:p text:style-name="P23">2,7973</text:p>
          </table:table-cell>
          <table:table-cell table:style-name="Таблица1.H8" office:value-type="string">
            <text:p text:style-name="P23">2,8126</text:p>
          </table:table-cell>
        </table:table-row>
        <table:table-row table:style-name="Таблица1.1">
          <table:table-cell table:style-name="Таблица1.A2" office:value-type="string">
            <text:p text:style-name="P5">f8</text:p>
          </table:table-cell>
          <table:table-cell table:style-name="Таблица1.B9" office:value-type="string">
            <text:p text:style-name="P23">6,072E+11</text:p>
          </table:table-cell>
          <table:table-cell table:style-name="Таблица1.C9" office:value-type="string">
            <text:p text:style-name="P23">2,769E+09</text:p>
          </table:table-cell>
          <table:table-cell table:style-name="Таблица1.D9" office:value-type="string">
            <text:p text:style-name="P23">49,2967</text:p>
          </table:table-cell>
          <table:table-cell table:style-name="Таблица1.E9" office:value-type="string">
            <text:p text:style-name="P23">48,5144</text:p>
          </table:table-cell>
          <table:table-cell table:style-name="Таблица1.F9" office:value-type="string">
            <text:p text:style-name="P23">8,3782</text:p>
          </table:table-cell>
          <table:table-cell table:style-name="Таблица1.G9" office:value-type="string">
            <text:p text:style-name="P23">10,2330</text:p>
          </table:table-cell>
          <table:table-cell table:style-name="Таблица1.H9" office:value-type="string">
            <text:p text:style-name="P23">11,9588</text:p>
          </table:table-cell>
        </table:table-row>
      </table:table>
      <text:p text:style-name="P3">Error</text:p>
      <table:table table:name="Таблица4" table:style-name="Таблица4">
        <table:table-column table:style-name="Таблица4.A"/>
        <table:table-column table:style-name="Таблица4.B" table:number-columns-repeated="7"/>
        <table:table-row table:style-name="Таблица4.1">
          <table:table-cell table:style-name="Таблица4.A1" office:value-type="string">
            <text:p text:style-name="P6">Method</text:p>
          </table:table-cell>
          <table:table-cell table:style-name="Таблица4.A1" office:value-type="string">
            <text:p text:style-name="P6"><text:s/>Romberg</text:p>
          </table:table-cell>
          <table:table-cell table:style-name="Таблица4.A1" office:value-type="string">
            <text:p text:style-name="P6"><text:s/>Simpson</text:p>
          </table:table-cell>
          <table:table-cell table:style-name="Таблица4.A1" office:value-type="string">
            <text:p text:style-name="P6"><text:s/>Lobatto</text:p>
          </table:table-cell>
          <table:table-cell table:style-name="Таблица4.A1" office:value-type="string">
            <text:p text:style-name="P6"><text:s/>TanhSinh</text:p>
          </table:table-cell>
          <table:table-cell table:style-name="Таблица4.A1" office:value-type="string">
            <text:p text:style-name="P6"><text:s/>G7K15</text:p>
          </table:table-cell>
          <table:table-cell table:style-name="Таблица4.A1" office:value-type="string">
            <text:p text:style-name="P6"><text:s/>G15K31</text:p>
          </table:table-cell>
          <table:table-cell table:style-name="Таблица4.H1" office:value-type="string">
            <text:p text:style-name="P6"><text:s/>G30K61</text:p>
          </table:table-cell>
        </table:table-row>
        <table:table-row table:style-name="Таблица4.1">
          <table:table-cell table:style-name="Таблица4.A2" office:value-type="string">
            <text:p text:style-name="P6">f1</text:p>
          </table:table-cell>
          <table:table-cell table:style-name="Таблица4.B2" office:value-type="string">
            <text:p text:style-name="P26">1,512E-15</text:p>
          </table:table-cell>
          <table:table-cell table:style-name="Таблица4.C2" office:value-type="string">
            <text:p text:style-name="P23">1,564E-11</text:p>
          </table:table-cell>
          <table:table-cell table:style-name="Таблица4.B2" office:value-type="string">
            <text:p text:style-name="P23">0,000E+00</text:p>
          </table:table-cell>
          <table:table-cell table:style-name="Таблица4.B2" office:value-type="string">
            <text:p text:style-name="P23">1,134E-15</text:p>
          </table:table-cell>
          <table:table-cell table:style-name="Таблица4.B2" office:value-type="string">
            <text:p text:style-name="P23">1,889E-16</text:p>
          </table:table-cell>
          <table:table-cell table:style-name="Таблица4.B2" office:value-type="string">
            <text:p text:style-name="P23">0,000E+00</text:p>
          </table:table-cell>
          <table:table-cell table:style-name="Таблица4.H2" office:value-type="string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6">f2</text:p>
          </table:table-cell>
          <table:table-cell table:style-name="Таблица4.B2" office:value-type="string">
            <text:p text:style-name="P26">9,368E-15</text:p>
          </table:table-cell>
          <table:table-cell table:style-name="Таблица4.C2" office:value-type="string">
            <text:p text:style-name="P23">1,215E-13</text:p>
          </table:table-cell>
          <table:table-cell table:style-name="Таблица4.B2" office:value-type="string">
            <text:p text:style-name="P23">1,319E-16</text:p>
          </table:table-cell>
          <table:table-cell table:style-name="Таблица4.B2" office:value-type="string">
            <text:p text:style-name="P23">1,319E-16</text:p>
          </table:table-cell>
          <table:table-cell table:style-name="Таблица4.B2" office:value-type="string">
            <text:p text:style-name="P23">1,319E-16</text:p>
          </table:table-cell>
          <table:table-cell table:style-name="Таблица4.B2" office:value-type="string">
            <text:p text:style-name="P23">1,319E-16</text:p>
          </table:table-cell>
          <table:table-cell table:style-name="Таблица4.H2" office:value-type="string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6">f3</text:p>
          </table:table-cell>
          <table:table-cell table:style-name="Таблица4.B2" office:value-type="string">
            <text:p text:style-name="P26">2,469E-15</text:p>
          </table:table-cell>
          <table:table-cell table:style-name="Таблица4.C4" office:value-type="string">
            <text:p text:style-name="P23">2,653E-09</text:p>
          </table:table-cell>
          <table:table-cell table:style-name="Таблица4.B2" office:value-type="string">
            <text:p text:style-name="P23">1,764E-16</text:p>
          </table:table-cell>
          <table:table-cell table:style-name="Таблица4.B2" office:value-type="string">
            <text:p text:style-name="P23">8,818E-16</text:p>
          </table:table-cell>
          <table:table-cell table:style-name="Таблица4.C4" office:value-type="string">
            <text:p text:style-name="P23">1,882E-05</text:p>
          </table:table-cell>
          <table:table-cell table:style-name="Таблица4.C2" office:value-type="string">
            <text:p text:style-name="P23">7,804E-10</text:p>
          </table:table-cell>
          <table:table-cell table:style-name="Таблица4.H2" office:value-type="string">
            <text:p text:style-name="P23">0,000E+00</text:p>
          </table:table-cell>
        </table:table-row>
        <table:table-row table:style-name="Таблица4.1">
          <table:table-cell table:style-name="Таблица4.A2" office:value-type="string">
            <text:p text:style-name="P6">f4</text:p>
          </table:table-cell>
          <table:table-cell table:style-name="Таблица4.C4" office:value-type="string">
            <text:p text:style-name="P23">1,665E-07</text:p>
          </table:table-cell>
          <table:table-cell table:style-name="Таблица4.C2" office:value-type="string">
            <text:p text:style-name="P23">3,582E-11</text:p>
          </table:table-cell>
          <table:table-cell table:style-name="Таблица4.B2" office:value-type="string">
            <text:p text:style-name="P23">3,110E-15</text:p>
          </table:table-cell>
          <table:table-cell table:style-name="Таблица4.B2" office:value-type="string">
            <text:p text:style-name="P23">2,827E-16</text:p>
          </table:table-cell>
          <table:table-cell table:style-name="Таблица4.C4" office:value-type="string">
            <text:p text:style-name="P23">6,859E-05</text:p>
          </table:table-cell>
          <table:table-cell table:style-name="Таблица4.C4" office:value-type="string">
            <text:p text:style-name="P23">7,643E-06</text:p>
          </table:table-cell>
          <table:table-cell table:style-name="Таблица4.H5" office:value-type="string">
            <text:p text:style-name="P23">9,978E-07</text:p>
          </table:table-cell>
        </table:table-row>
        <table:table-row table:style-name="Таблица4.1">
          <table:table-cell table:style-name="Таблица4.A2" office:value-type="string">
            <text:p text:style-name="P6">f5</text:p>
          </table:table-cell>
          <table:table-cell table:style-name="Таблица4.C4" office:value-type="string">
            <text:p text:style-name="P23">7,921E-05</text:p>
          </table:table-cell>
          <table:table-cell table:style-name="Таблица4.C4" office:value-type="string">
            <text:p text:style-name="P23">1,672E-07</text:p>
          </table:table-cell>
          <table:table-cell table:style-name="Таблица4.C2" office:value-type="string">
            <text:p text:style-name="P23">2,657E-12</text:p>
          </table:table-cell>
          <table:table-cell table:style-name="Таблица4.E6" office:value-type="string">
            <text:p text:style-name="P23">9,918E-01</text:p>
          </table:table-cell>
          <table:table-cell table:style-name="Таблица4.F6" office:value-type="string">
            <text:p text:style-name="P23">7,054E-03</text:p>
          </table:table-cell>
          <table:table-cell table:style-name="Таблица4.F6" office:value-type="string">
            <text:p text:style-name="P23">6,524E-02</text:p>
          </table:table-cell>
          <table:table-cell table:style-name="Таблица4.H6" office:value-type="string">
            <text:p text:style-name="P23">3,009E-02</text:p>
          </table:table-cell>
        </table:table-row>
        <table:table-row table:style-name="Таблица4.1">
          <table:table-cell table:style-name="Таблица4.A2" office:value-type="string">
            <text:p text:style-name="P6">f6</text:p>
          </table:table-cell>
          <table:table-cell table:style-name="Таблица4.C4" office:value-type="string">
            <text:p text:style-name="P23">7,324E-08</text:p>
          </table:table-cell>
          <table:table-cell table:style-name="Таблица4.C4" office:value-type="string">
            <text:p text:style-name="P23">1,050E-09</text:p>
          </table:table-cell>
          <table:table-cell table:style-name="Таблица4.B2" office:value-type="string">
            <text:p text:style-name="P23">1,368E-15</text:p>
          </table:table-cell>
          <table:table-cell table:style-name="Таблица4.B2" office:value-type="string">
            <text:p text:style-name="P23">1,244E-16</text:p>
          </table:table-cell>
          <table:table-cell table:style-name="Таблица4.C4" office:value-type="string">
            <text:p text:style-name="P23">3,017E-05</text:p>
          </table:table-cell>
          <table:table-cell table:style-name="Таблица4.C4" office:value-type="string">
            <text:p text:style-name="P23">3,362E-06</text:p>
          </table:table-cell>
          <table:table-cell table:style-name="Таблица4.H5" office:value-type="string">
            <text:p text:style-name="P23">4,389E-07</text:p>
          </table:table-cell>
        </table:table-row>
        <table:table-row table:style-name="Таблица4.1">
          <table:table-cell table:style-name="Таблица4.A2" office:value-type="string">
            <text:p text:style-name="P6">f7</text:p>
          </table:table-cell>
          <table:table-cell table:style-name="Таблица4.B8" office:value-type="string">
            <text:p text:style-name="P23"><text:s/>NaN</text:p>
          </table:table-cell>
          <table:table-cell table:style-name="Таблица4.B8" office:value-type="string">
            <text:p text:style-name="P23"><text:s/>NaN</text:p>
          </table:table-cell>
          <table:table-cell table:style-name="Таблица4.B8" office:value-type="string">
            <text:p text:style-name="P23"><text:s/>?</text:p>
          </table:table-cell>
          <table:table-cell table:style-name="Таблица4.C4" office:value-type="string">
            <text:p text:style-name="P23">3,647E-09</text:p>
          </table:table-cell>
          <table:table-cell table:style-name="Таблица4.F6" office:value-type="string">
            <text:p text:style-name="P23">2,284E-02</text:p>
          </table:table-cell>
          <table:table-cell table:style-name="Таблица4.F6" office:value-type="string">
            <text:p text:style-name="P23">1,102E-02</text:p>
          </table:table-cell>
          <table:table-cell table:style-name="Таблица4.H6" office:value-type="string">
            <text:p text:style-name="P23">5,594E-03</text:p>
          </table:table-cell>
        </table:table-row>
        <table:table-row table:style-name="Таблица4.1">
          <table:table-cell table:style-name="Таблица4.A2" office:value-type="string">
            <text:p text:style-name="P6">f8</text:p>
          </table:table-cell>
          <table:table-cell table:style-name="Таблица4.B9" office:value-type="string">
            <text:p text:style-name="P23">1,277E+10</text:p>
          </table:table-cell>
          <table:table-cell table:style-name="Таблица4.B9" office:value-type="string">
            <text:p text:style-name="P23">5,825E+07</text:p>
          </table:table-cell>
          <table:table-cell table:style-name="Таблица4.F6" office:value-type="string">
            <text:p text:style-name="P23">3,712E-02</text:p>
          </table:table-cell>
          <table:table-cell table:style-name="Таблица4.F6" office:value-type="string">
            <text:p text:style-name="P23">2,066E-02</text:p>
          </table:table-cell>
          <table:table-cell table:style-name="Таблица4.F9" office:value-type="string">
            <text:p text:style-name="P23">8,237E-01</text:p>
          </table:table-cell>
          <table:table-cell table:style-name="Таблица4.G9" office:value-type="string">
            <text:p text:style-name="P23">7,847E-01</text:p>
          </table:table-cell>
          <table:table-cell table:style-name="Таблица4.H9" office:value-type="string">
            <text:p text:style-name="P23">7,484E-01</text:p>
          </table:table-cell>
        </table:table-row>
      </table:table>
      <text:p text:style-name="P2"><text:span text:style-name="T3">Iter</text:span><text:span text:style-name="T4">a</text:span><text:span text:style-name="T3">tion count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2"/>
        <table:table-column table:style-name="Таблица2.F"/>
        <table:table-column table:style-name="Таблица2.B"/>
        <table:table-column table:style-name="Таблица2.H"/>
        <table:table-row table:style-name="Таблица2.1">
          <table:table-cell table:style-name="Таблица2.A1" office:value-type="string">
            <text:p text:style-name="P12">Method</text:p>
          </table:table-cell>
          <table:table-cell table:style-name="Таблица2.A1" office:value-type="string">
            <text:p text:style-name="P12"><text:s/>Romberg</text:p>
          </table:table-cell>
          <table:table-cell table:style-name="Таблица2.A1" office:value-type="string">
            <text:p text:style-name="P12"><text:s/>Simpson</text:p>
          </table:table-cell>
          <table:table-cell table:style-name="Таблица2.A1" office:value-type="string">
            <text:p text:style-name="P12"><text:s/>Lobatto</text:p>
          </table:table-cell>
          <table:table-cell table:style-name="Таблица2.A1" office:value-type="string">
            <text:p text:style-name="P12"><text:s/>TanhSinh</text:p>
          </table:table-cell>
          <table:table-cell table:style-name="Таблица2.A1" office:value-type="string">
            <text:p text:style-name="P12"><text:s/>G7K15</text:p>
          </table:table-cell>
          <table:table-cell table:style-name="Таблица2.A1" office:value-type="string">
            <text:p text:style-name="P12"><text:s/>G15K31</text:p>
          </table:table-cell>
          <table:table-cell table:style-name="Таблица2.H1" office:value-type="string">
            <text:p text:style-name="P12"><text:s/>G30K61</text:p>
          </table:table-cell>
        </table:table-row>
        <table:table-row table:style-name="Таблица2.1">
          <table:table-cell table:style-name="Таблица2.A2" office:value-type="string">
            <text:p text:style-name="P12">f1</text:p>
          </table:table-cell>
          <table:table-cell table:style-name="Таблица2.B2" office:value-type="string">
            <text:p text:style-name="P23">14</text:p>
          </table:table-cell>
          <table:table-cell table:style-name="Таблица2.C2" office:value-type="string">
            <text:p text:style-name="P23">7169</text:p>
          </table:table-cell>
          <table:table-cell table:style-name="Таблица2.D2" office:value-type="string">
            <text:p text:style-name="P23">425</text:p>
          </table:table-cell>
          <table:table-cell table:style-name="Таблица2.E2" office:value-type="string">
            <text:p text:style-name="P23">117</text:p>
          </table:table-cell>
          <table:table-cell table:style-name="Таблица2.F2" office:value-type="string">
            <text:p text:style-name="P23">15</text:p>
          </table:table-cell>
          <table:table-cell table:style-name="Таблица2.G2" office:value-type="string">
            <text:p text:style-name="P23">31</text:p>
          </table:table-cell>
          <table:table-cell table:style-name="Таблица2.H2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2</text:p>
          </table:table-cell>
          <table:table-cell table:style-name="Таблица2.B3" office:value-type="string">
            <text:p text:style-name="P23">14</text:p>
          </table:table-cell>
          <table:table-cell table:style-name="Таблица2.C3" office:value-type="string">
            <text:p text:style-name="P23">7169</text:p>
          </table:table-cell>
          <table:table-cell table:style-name="Таблица2.D3" office:value-type="string">
            <text:p text:style-name="P23">335</text:p>
          </table:table-cell>
          <table:table-cell table:style-name="Таблица2.E3" office:value-type="string">
            <text:p text:style-name="P23">59</text:p>
          </table:table-cell>
          <table:table-cell table:style-name="Таблица2.F3" office:value-type="string">
            <text:p text:style-name="P23">15</text:p>
          </table:table-cell>
          <table:table-cell table:style-name="Таблица2.G3" office:value-type="string">
            <text:p text:style-name="P23">31</text:p>
          </table:table-cell>
          <table:table-cell table:style-name="Таблица2.H3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3</text:p>
          </table:table-cell>
          <table:table-cell table:style-name="Таблица2.B4" office:value-type="string">
            <text:p text:style-name="P23">14</text:p>
          </table:table-cell>
          <table:table-cell table:style-name="Таблица2.C4" office:value-type="string">
            <text:p text:style-name="P23">29381</text:p>
          </table:table-cell>
          <table:table-cell table:style-name="Таблица2.D4" office:value-type="string">
            <text:p text:style-name="P23">1955</text:p>
          </table:table-cell>
          <table:table-cell table:style-name="Таблица2.E4" office:value-type="string">
            <text:p text:style-name="P23">117</text:p>
          </table:table-cell>
          <table:table-cell table:style-name="Таблица2.F4" office:value-type="string">
            <text:p text:style-name="P23">15</text:p>
          </table:table-cell>
          <table:table-cell table:style-name="Таблица2.G4" office:value-type="string">
            <text:p text:style-name="P23">31</text:p>
          </table:table-cell>
          <table:table-cell table:style-name="Таблица2.H4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4</text:p>
          </table:table-cell>
          <table:table-cell table:style-name="Таблица2.B5" office:value-type="string">
            <text:p text:style-name="P23">14</text:p>
          </table:table-cell>
          <table:table-cell table:style-name="Таблица2.C5" office:value-type="string">
            <text:p text:style-name="P23">30861</text:p>
          </table:table-cell>
          <table:table-cell table:style-name="Таблица2.D5" office:value-type="string">
            <text:p text:style-name="P23">2795</text:p>
          </table:table-cell>
          <table:table-cell table:style-name="Таблица2.E5" office:value-type="string">
            <text:p text:style-name="P23">57</text:p>
          </table:table-cell>
          <table:table-cell table:style-name="Таблица2.F5" office:value-type="string">
            <text:p text:style-name="P23">15</text:p>
          </table:table-cell>
          <table:table-cell table:style-name="Таблица2.G5" office:value-type="string">
            <text:p text:style-name="P23">31</text:p>
          </table:table-cell>
          <table:table-cell table:style-name="Таблица2.H5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5</text:p>
          </table:table-cell>
          <table:table-cell table:style-name="Таблица2.B6" office:value-type="string">
            <text:p text:style-name="P23">14</text:p>
          </table:table-cell>
          <table:table-cell table:style-name="Таблица2.C6" office:value-type="string">
            <text:p text:style-name="P23">201</text:p>
          </table:table-cell>
          <table:table-cell table:style-name="Таблица2.D6" office:value-type="string">
            <text:p text:style-name="P23">455</text:p>
          </table:table-cell>
          <table:table-cell table:style-name="Таблица2.E6" office:value-type="string">
            <text:p text:style-name="P23">73</text:p>
          </table:table-cell>
          <table:table-cell table:style-name="Таблица2.F6" office:value-type="string">
            <text:p text:style-name="P23">15</text:p>
          </table:table-cell>
          <table:table-cell table:style-name="Таблица2.G6" office:value-type="string">
            <text:p text:style-name="P23">31</text:p>
          </table:table-cell>
          <table:table-cell table:style-name="Таблица2.H6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6</text:p>
          </table:table-cell>
          <table:table-cell table:style-name="Таблица2.B7" office:value-type="string">
            <text:p text:style-name="P23">14</text:p>
          </table:table-cell>
          <table:table-cell table:style-name="Таблица2.C7" office:value-type="string">
            <text:p text:style-name="P23">15513</text:p>
          </table:table-cell>
          <table:table-cell table:style-name="Таблица2.D7" office:value-type="string">
            <text:p text:style-name="P23">1415</text:p>
          </table:table-cell>
          <table:table-cell table:style-name="Таблица2.E7" office:value-type="string">
            <text:p text:style-name="P23">59</text:p>
          </table:table-cell>
          <table:table-cell table:style-name="Таблица2.F7" office:value-type="string">
            <text:p text:style-name="P23">15</text:p>
          </table:table-cell>
          <table:table-cell table:style-name="Таблица2.G7" office:value-type="string">
            <text:p text:style-name="P23">31</text:p>
          </table:table-cell>
          <table:table-cell table:style-name="Таблица2.H7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7</text:p>
          </table:table-cell>
          <table:table-cell table:style-name="Таблица2.B8" office:value-type="string">
            <text:p text:style-name="P23">14</text:p>
          </table:table-cell>
          <table:table-cell table:style-name="Таблица2.C8" office:value-type="string">
            <text:p text:style-name="P23">39369</text:p>
          </table:table-cell>
          <table:table-cell table:style-name="Таблица2.D8" office:value-type="string">
            <text:p text:style-name="P23">8465</text:p>
          </table:table-cell>
          <table:table-cell table:style-name="Таблица2.E8" office:value-type="string">
            <text:p text:style-name="P23">7457</text:p>
          </table:table-cell>
          <table:table-cell table:style-name="Таблица2.F8" office:value-type="string">
            <text:p text:style-name="P23">15</text:p>
          </table:table-cell>
          <table:table-cell table:style-name="Таблица2.G8" office:value-type="string">
            <text:p text:style-name="P23">31</text:p>
          </table:table-cell>
          <table:table-cell table:style-name="Таблица2.H8" office:value-type="string">
            <text:p text:style-name="P23">61</text:p>
          </table:table-cell>
        </table:table-row>
        <table:table-row table:style-name="Таблица2.1">
          <table:table-cell table:style-name="Таблица2.A2" office:value-type="string">
            <text:p text:style-name="P12">f8</text:p>
          </table:table-cell>
          <table:table-cell table:style-name="Таблица2.B9" office:value-type="string">
            <text:p text:style-name="P23">14</text:p>
          </table:table-cell>
          <table:table-cell table:style-name="Таблица2.C9" office:value-type="string">
            <text:p text:style-name="P23">64297</text:p>
          </table:table-cell>
          <table:table-cell table:style-name="Таблица2.D9" office:value-type="string">
            <text:p text:style-name="P23">2588075</text:p>
          </table:table-cell>
          <table:table-cell table:style-name="Таблица2.E9" office:value-type="string">
            <text:p text:style-name="P23">7457</text:p>
          </table:table-cell>
          <table:table-cell table:style-name="Таблица2.F9" office:value-type="string">
            <text:p text:style-name="P23">15</text:p>
          </table:table-cell>
          <table:table-cell table:style-name="Таблица2.G9" office:value-type="string">
            <text:p text:style-name="P23">31</text:p>
          </table:table-cell>
          <table:table-cell table:style-name="Таблица2.H9" office:value-type="string">
            <text:p text:style-name="P23">61</text:p>
          </table:table-cell>
        </table:table-row>
      </table:table>
      <text:p text:style-name="P11"/>
      <text:p text:style-name="P15"><text:span text:style-name="T8">Precision = 10</text:span><text:span text:style-name="T6">-1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bg" fo:country="BG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8:26.908000000</meta:creation-date>
    <dc:date>2022-09-02T19:19:48.023000000</dc:date>
    <meta:editing-duration>PT45M48S</meta:editing-duration>
    <meta:editing-cycles>15</meta:editing-cycles>
    <meta:generator>LibreOffice/7.3.2.2$Windows_X86_64 LibreOffice_project/49f2b1bff42cfccbd8f788c8dc32c1c309559be0</meta:generator>
    <meta:document-statistic meta:table-count="3" meta:image-count="0" meta:object-count="0" meta:page-count="1" meta:paragraph-count="221" meta:word-count="226" meta:character-count="1279" meta:non-whitespace-character-count="1247"/>
  </office:meta>
</office:document-meta>
</file>